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officeooo:paragraph-rsid="0010ee0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text-properties officeooo:paragraph-rsid="0010ee0c"/>
    </style:style>
    <style:style style:name="P8" style:family="paragraph" style:parent-style-name="Text_20_body" style:list-style-name="L11">
      <style:text-properties officeooo:paragraph-rsid="0010ee0c"/>
    </style:style>
    <style:style style:name="P9" style:family="paragraph" style:parent-style-name="Text_20_body" style:list-style-name="L12">
      <style:text-properties officeooo:paragraph-rsid="0010ee0c"/>
    </style:style>
    <style:style style:name="P10" style:family="paragraph" style:parent-style-name="Text_20_body" style:list-style-name="L13">
      <style:text-properties officeooo:paragraph-rsid="0010ee0c"/>
    </style:style>
    <style:style style:name="P11" style:family="paragraph" style:parent-style-name="Text_20_body" style:list-style-name="L14">
      <style:text-properties officeooo:paragraph-rsid="0010ee0c"/>
    </style:style>
    <style:style style:name="P12" style:family="paragraph" style:parent-style-name="Text_20_body" style:list-style-name="L15">
      <style:text-properties officeooo:paragraph-rsid="0010ee0c"/>
    </style:style>
    <style:style style:name="P13" style:family="paragraph" style:parent-style-name="Text_20_body">
      <style:text-properties officeooo:paragraph-rsid="0010ee0c"/>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text-properties officeooo:paragraph-rsid="0010ee0c"/>
    </style:style>
    <style:style style:name="P19" style:family="paragraph" style:parent-style-name="Text_20_body" style:list-style-name="L12">
      <style:paragraph-properties fo:margin-top="0in" fo:margin-bottom="0in" loext:contextual-spacing="false"/>
      <style:text-properties officeooo:paragraph-rsid="0010ee0c"/>
    </style:style>
    <style:style style:name="P20" style:family="paragraph" style:parent-style-name="Text_20_body" style:list-style-name="L13">
      <style:paragraph-properties fo:margin-top="0in" fo:margin-bottom="0in" loext:contextual-spacing="false"/>
      <style:text-properties officeooo:paragraph-rsid="0010ee0c"/>
    </style:style>
    <style:style style:name="P21" style:family="paragraph" style:parent-style-name="Text_20_body" style:list-style-name="L14">
      <style:paragraph-properties fo:margin-top="0in" fo:margin-bottom="0in" loext:contextual-spacing="false"/>
      <style:text-properties officeooo:paragraph-rsid="0010ee0c"/>
    </style:style>
    <style:style style:name="P22" style:family="paragraph" style:parent-style-name="Heading_20_1">
      <style:text-properties officeooo:paragraph-rsid="0010ee0c"/>
    </style:style>
    <style:style style:name="P23" style:family="paragraph" style:parent-style-name="Heading_20_2">
      <style:text-properties officeooo:paragraph-rsid="0010ee0c"/>
    </style:style>
    <style:style style:name="P24" style:family="paragraph" style:parent-style-name="Heading_20_3">
      <style:text-properties officeooo:paragraph-rsid="0010ee0c"/>
    </style:style>
    <style:style style:name="P25" style:family="paragraph" style:parent-style-name="Heading_20_4">
      <style:text-properties officeooo:paragraph-rsid="0010ee0c"/>
    </style:style>
    <style:style style:name="P26" style:family="paragraph" style:parent-style-name="Preformatted_20_Text">
      <style:text-properties officeooo:paragraph-rsid="0010ee0c"/>
    </style:style>
    <style:style style:name="P27" style:family="paragraph" style:parent-style-name="Preformatted_20_Text">
      <style:paragraph-properties fo:margin-top="0in" fo:margin-bottom="0.1965in" loext:contextual-spacing="false"/>
      <style:text-properties officeooo:paragraph-rsid="0010ee0c"/>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Around in the Shell</text:h>
      <text:p text:style-name="Text_20_body">At the end of Day 1:</text:p>
      <text:list xml:id="list2376591669" text:style-name="L1">
        <text:list-item>
          <text:p text:style-name="P14">You will be able to: </text:p>
          <text:list>
            <text:list-item>
              <text:p text:style-name="P14">clone, push and pull using git </text:p>
            </text:list-item>
            <text:list-item>
              <text:p text:style-name="P14">create and remove files from the command line </text:p>
            </text:list-item>
            <text:list-item>
              <text:p text:style-name="P14">create and remove directories from the command line </text:p>
            </text:list-item>
          </text:list>
        </text:list-item>
        <text:list-item>
          <text:p text:style-name="P14">You will understand: </text:p>
          <text:list>
            <text:list-item>
              <text:p text:style-name="P14">the importance of using git for version control </text:p>
            </text:list-item>
            <text:list-item>
              <text:p text:style-name="P14">the difference between git and Github </text:p>
            </text:list-item>
            <text:list-item>
              <text:p text:style-name="P14">the workflow to be used throughout the rest of the course </text:p>
            </text:list-item>
          </text:list>
        </text:list-item>
        <text:list-item>
          <text:p text:style-name="P14">You will get practice: </text:p>
          <text:list>
            <text:list-item>
              <text:p text:style-name="P14">working with files from the command line </text:p>
            </text:list-item>
            <text:list-item>
              <text:p text:style-name="P14">interacting with git to see the ramifications of file changes </text:p>
            </text:list-item>
            <text:list-item>
              <text:p text:style-name="P3">interacting with Github to see its interaction with git </text:p>
            </text:list-item>
          </text:list>
        </text:list-item>
      </text:list>
      <text:p text:style-name="Text_20_body">At the end of Day 2:</text:p>
      <text:list xml:id="list924242722" text:style-name="L2">
        <text:list-item>
          <text:p text:style-name="P15">You will be able to: </text:p>
          <text:list>
            <text:list-item>
              <text:p text:style-name="P15">perform operations on numeric variable types </text:p>
            </text:list-item>
            <text:list-item>
              <text:p text:style-name="P15">write loops to solve numerically based problems </text:p>
            </text:list-item>
            <text:list-item>
              <text:p text:style-name="P15">control the flow of your programs </text:p>
            </text:list-item>
            <text:list-item>
              <text:p text:style-name="P15">test these ideas in the console and with scripts </text:p>
            </text:list-item>
          </text:list>
        </text:list-item>
        <text:list-item>
          <text:p text:style-name="P15">You will understand: </text:p>
          <text:list>
            <text:list-item>
              <text:p text:style-name="P15">variable types </text:p>
              <text:list>
                <text:list-item>
                  <text:p text:style-name="P15">int, float, complex </text:p>
                </text:list-item>
              </text:list>
            </text:list-item>
            <text:list-item>
              <text:p text:style-name="P15">programming logic </text:p>
              <text:list>
                <text:list-item>
                  <text:p text:style-name="P15">comparison operators </text:p>
                </text:list-item>
                <text:list-item>
                  <text:p text:style-name="P15">if, elif, else </text:p>
                </text:list-item>
                <text:list-item>
                  <text:p text:style-name="P15">and, or and not </text:p>
                </text:list-item>
              </text:list>
            </text:list-item>
            <text:list-item>
              <text:p text:style-name="P15">while loops and control flow </text:p>
              <text:list>
                <text:list-item>
                  <text:p text:style-name="P4">continue, break, pass </text:p>
                </text:list-item>
              </text:list>
            </text:list-item>
          </text:list>
        </text:list-item>
      </text:list>
      <text:p text:style-name="Standard"/>
      <text:h text:style-name="Heading_20_1" text:outline-level="1">Intro to Git and Github</text:h>
      <text:h text:style-name="Heading_20_2" text:outline-level="2"><text:bookmark text:name="user-content-background"/>Background</text:h>
      <text:p text:style-name="Text_20_body">At the heart of Github is Git, a distributed version control system for software development. It allows us to keep track of and manage all of the different versions of our files for a project. It does this by keeping a history of all of the changes we have ever made to our files, and effectively works as a <text:soft-page-break/>backup of all of our files. At any point, we can roll back any of the files that we are using with Git and revert back to a previous version.</text:p>
      <text:p text:style-name="Text_20_body">While Git is a distributed version control system, Github is a hosting service for Git repositories (you can think of a repository as a directory/folder). Another way of looking at this is that Github is a hosting service for projects that use Git. Github allows us to share our projects with other people, and to allow other people to collaborate with us on our projects. We interact with Git locally on our labtops/desktops, whereas we interact with Github through our web browser.</text:p>
      <text:h text:style-name="Heading_20_3" text:outline-level="3"><text:bookmark text:name="user-content-diving-in"/>Diving In</text:h>
      <text:p text:style-name="Text_20_body">Before we can work and interact with a Git repository (either locally or through Github), we first have to get a Git repository! We can obtain our first Git repository by initializing one, so we'll cover that first. Then we'll move on to the commands that we'll use to interact with our Git repository.</text:p>
      <text:h text:style-name="Heading_20_4" text:outline-level="4"><text:bookmark text:name="user-content-intializing-a-git-repository-locally"/>Intializing a Git Repository Locally</text:h>
      <text:p text:style-name="Text_20_body">A Git repository is a <text:span text:style-name="Strong_20_Emphasis">local</text:span> collection of files and contains a <text:span text:style-name="Source_20_Text">.git</text:span> subdirectory in its root. Git keeps track of the state of the files in the repository's directory on disk (so long as those files have been added to the index - we'll get to that below). There are a couple of different ways to create a new repository - the two most common of these are through:</text:p>
      <text:list xml:id="list529129684" text:style-name="L3">
        <text:list-item>
          <text:p text:style-name="P16">Initializing an empty, new local repository </text:p>
        </text:list-item>
        <text:list-item>
          <text:p text:style-name="P5">Downloading another repository (also known as <text:span text:style-name="Emphasis">cloning</text:span> in git) </text:p>
        </text:list-item>
      </text:list>
      <text:p text:style-name="Text_20_body">For the time being, we're going to focus on the first one (we'll come back to the second later, since it typically involves working with Github). We can initialize an empty, new local repository from the command line in the following ways:</text:p>
      <text:p text:style-name="Preformatted_20_Text">git init my_new_repo # Initialize a new git repository called my_new_repo. </text:p>
      <text:p text:style-name="P1">git init # Initialize the current directory to be a git repository. </text:p>
      <text:h text:style-name="Heading_20_4" text:outline-level="4"><text:bookmark text:name="user-content-interacting-with-a-git-repository"/>Interacting with a Git Repository</text:h>
      <text:p text:style-name="Text_20_body">Now that we have a Git repository, we can start working in that repository (directory), and have Git keep track of the changes that we are making to any of the files in our repo. The standard workflow within a Git repository is that you will change one or more files in the repository, possibly review the changes, add them to the <text:span text:style-name="Emphasis">index</text:span> (a file that Git uses to keep track of tracked files), and then create a new commit with those changes. Let's look at some commands, and then we'll go into a little bit more detail about how this all works.</text:p>
      <text:p text:style-name="Text_20_body">The following are all commands that we would issue on the command line from within our Git repository. Note that any time we issue a Git command, it will be prefixed by <text:span text:style-name="Source_20_Text">git</text:span>.</text:p>
      <text:p text:style-name="Preformatted_20_Text">git status # Will give you the the status of your repository (i.e. what </text:p>
      <text:p text:style-name="Preformatted_20_Text"><text:s text:c="11"/># files have been modified/created/added since your last commit). </text:p>
      <text:p text:style-name="Preformatted_20_Text">git add my_file.txt # Add the file my_file.txt to the staging area. </text:p>
      <text:p text:style-name="Preformatted_20_Text">git add my_folder/ # Add the folder my_folder (and all its contents) to the </text:p>
      <text:p text:style-name="Preformatted_20_Text"><text:soft-page-break/><text:s text:c="19"/># staging area. </text:p>
      <text:p text:style-name="Preformatted_20_Text"/>
      <text:p text:style-name="Preformatted_20_Text">git commit -m 'I committed!' # Commit all files in the index staging area with</text:p>
      <text:p text:style-name="P1"><text:s text:c="28"/># the commit message 'I committed'.</text:p>
      <text:p text:style-name="Text_20_body">I've mentioned the <text:span text:style-name="Emphasis">index</text:span> file above, and while understanding it isn't necessary, it can help us to understand exactly how Git works. The <text:span text:style-name="Emphasis">index</text:span> file (which is hidden in the .git subdirectory of any Git repository) keeps track of all files that the Git repository is actually responsible for tracking. The <text:span text:style-name="Source_20_Text">git add</text:span> command above will put files into the index the first time it is run on a file, and from then on out will only note <text:span text:style-name="Emphasis">changes</text:span> to the file (i.e.what's different from the last time it was committed). For example, if I had already run a <text:span text:style-name="Source_20_Text">git add</text:span> on the <text:span text:style-name="Source_20_Text">my_file.txt</text:span> above, then that <text:span text:style-name="Source_20_Text">git add my_file.txt</text:span> command would have added only changes to that file since the last commit. If I had already added <text:span text:style-name="Source_20_Text">my_file.txt</text:span> to the index but not made changes to it since the last commit, then the <text:span text:style-name="Source_20_Text">git add my_file.txt</text:span> would have nothing to perform, and it would be pointless to write. <text:span text:style-name="Source_20_Text">git commit</text:span> simply commits the files or changes to files that have been added to the <text:span text:style-name="Emphasis">index</text:span> in the repository. You can more or less think of the <text:span text:style-name="Source_20_Text">git commit</text:span> command as making your changes official; they've gone down in history (the Git history).</text:p>
      <text:h text:style-name="Heading_20_4" text:outline-level="4"><text:bookmark text:name="user-content-initializing-a-git-repository-through-cloning"/>Initializing a Git Repository Through Cloning</text:h>
      <text:p text:style-name="Text_20_body">Often times, instead of initializing a new, empty Git repository locally, we will be downloading an existing repository to use on our local machine. The process of creating a new local repository from an existing remote repository is known as <text:span text:style-name="Emphasis">cloning</text:span> a repository. To clone a repository, we simply issue the <text:span text:style-name="Source_20_Text">git clone</text:span> command followed by a URL.</text:p>
      <text:p text:style-name="Preformatted_20_Text">git clone URL # This will copy (clone) an existing repository from the given</text:p>
      <text:p text:style-name="Preformatted_20_Text"><text:s text:c="14"/># URL, giving it the same name as the existing repository. Often</text:p>
      <text:p text:style-name="Preformatted_20_Text"><text:s text:c="14"/># times this will be a URL that you grabbed from somebody's repo</text:p>
      <text:p text:style-name="Preformatted_20_Text"><text:s text:c="14"/># on Github. </text:p>
      <text:p text:style-name="Preformatted_20_Text">git clone URL unique-folder-name # This will also clone the existing repository</text:p>
      <text:p text:style-name="Preformatted_20_Text"><text:s text:c="33"/># from the given URL, but rather than giving </text:p>
      <text:p text:style-name="Preformatted_20_Text"><text:s text:c="33"/># it the name as denoted by the URL, it will </text:p>
      <text:p text:style-name="Preformatted_20_Text"><text:s text:c="33"/># put it in a Git repository called </text:p>
      <text:p text:style-name="P1"><text:s text:c="33"/># unique-folder-name. </text:p>
      <text:p text:style-name="Text_20_body">The URL that you copy an existing repository from will almost always be the URL of somebody's repo on Github (or your own repo on Github). Directions for how to create your own repository on Github (that you then clone to your local) can be found <text:a xlink:type="simple" xlink:href="https://help.github.com/articles/create-a-repo/" text:style-name="Internet_20_link" text:visited-style-name="Visited_20_Internet_20_Link">here</text:a>.</text:p>
      <text:h text:style-name="Heading_20_3" text:outline-level="3"><text:bookmark text:name="user-content-working-with-a-cloned-repository"/>Working with a Cloned Repository</text:h>
      <text:p text:style-name="Text_20_body">Now that we know how to clone a repository, it's time to talk about pushing and pulling, the process by which we keep a remote copy of our repository (on Github) up to date and in sync with a local copy of our repository (and vice versa). Anytime that we have cloned a repository from a URL, the repository at that URL will become the <text:span text:style-name="Emphasis">remote</text:span> copy of that repository. Pulling is the way that we will keep our local copy of the repository up to date with any changes made to the <text:span text:style-name="Emphasis">remote</text:span> (by somebody else), and pushing is the way that we will keep the <text:span text:style-name="Emphasis">remote</text:span> up to date with changes to the local repository (i.e. <text:soft-page-break/>changes that we have made that we want to share with others). Note that you will have to have push access to the repository to be able to push your changes to it.</text:p>
      <text:p text:style-name="Text_20_body">The last thing to note about how pushing and pulling work is that they will only work with changes that have been <text:span text:style-name="Emphasis">committed</text:span>. This means that if you have made changes to a repository, but not gone through the process of <text:span text:style-name="Emphasis">adding</text:span> and <text:span text:style-name="Emphasis">committing</text:span> them, then issuing the push commands below will not actually push any changes to the remote repository. Similarly, if there have been no changes to the remote repository since you last issued a pull, then issuing the pull commands below will not actually pull anything.</text:p>
      <text:p text:style-name="Text_20_body">To issue pushes and pulls:</text:p>
      <text:p text:style-name="Preformatted_20_Text">git push # Apply any locally committed changes that aren't in the remote to the remote. </text:p>
      <text:p text:style-name="P1">git pull # Apply any changes in the remote that aren't in the local to the local.</text:p>
      <text:h text:style-name="Heading_20_3" text:outline-level="3"><text:bookmark text:name="user-content-forking"/>Forking</text:h>
      <text:p text:style-name="Text_20_body"><text:span text:style-name="Emphasis">Forking</text:span> is kind of like <text:span text:style-name="Emphasis">cloning</text:span>, but there are two important distinctions:</text:p>
      <text:list xml:id="list947434986" text:style-name="L4">
        <text:list-item>
          <text:p text:style-name="P17"><text:span text:style-name="Emphasis">Forking</text:span> occurs on Github, and is specific to Github (i.e. you can't <text:span text:style-name="Emphasis">Fork</text:span> on your local machine - it's not an option). </text:p>
        </text:list-item>
        <text:list-item>
          <text:p text:style-name="P6"><text:span text:style-name="Emphasis">Forking</text:span> creates you're own personalized copy of the repository on your Github account. It's as if you cloned the repository, but you cloned it to your Github account (not to your local). Now, if you would like to make changes, you would clone your forked repository. Then any changes that you make will not be pushed to where you forked it from, but rather to your personal copy on Github. </text:p>
        </text:list-item>
      </text:list>
      <text:p text:style-name="Standard"/>
      <text:h text:style-name="Heading_20_1" text:outline-level="1">Practicing with Git and Github</text:h>
      <text:p text:style-name="Text_20_body">This assignment will walk you through forking the repository for this program, cloning your forked copy to your local machine, and some of the Git commands discussed in lecture. Similar to the Unix assignment, this assignment will be fairly brief, as familiarity with Git and Github will come over time as you interact with them more and more.</text:p>
      <text:p text:style-name="Text_20_body">1.) Open up your browser and navigate to this program's repository on <text:a xlink:type="simple" xlink:href="https://github.com/gschool/dsi-python-fundamentals" text:style-name="Internet_20_link" text:visited-style-name="Visited_20_Internet_20_Link">Github</text:a>.</text:p>
      <text:p text:style-name="Text_20_body">2.) Fork this repository, making sure to fork it to your Github account (usually it forks to your Github account by default, so if you're not prompted, then you should be fine). The button to <text:span text:style-name="Source_20_Text">Fork</text:span> should be up in the top right of the page:</text:p>
      <text:p text:style-name="Text_20_body"><draw:a xlink:type="simple" xlink:href="https://github.com/gSchool/dsi-python-fundamentals/blob/master/week1/day1-git_unix/imgs/github_fork.png" office:target-frame-name="_blank" xlink:show="new"><draw:frame draw:style-name="fr1" draw:name="Image1" text:anchor-type="as-char" svg:width="0.8138in" svg:height="0.4209in" draw:z-index="0"><draw:image xlink:href="https://github.com/gSchool/dsi-python-fundamentals/raw/master/week1/day1-git_unix/imgs/github_fork.png" xlink:type="simple" xlink:show="embed" xlink:actuate="onLoad"/><svg:title>Github Forking</svg:title></draw:frame></draw:a></text:p>
      <text:p text:style-name="Text_20_body">3.) Now navigate to your own Github repository, and grab the URL for your fork so that you can clone it to your local machine. You should be able to find the URL in the top middle of the page:</text:p>
      <text:p text:style-name="Text_20_body"><text:soft-page-break/><draw:a xlink:type="simple" xlink:href="https://github.com/gSchool/dsi-python-fundamentals/blob/master/week1/day1-git_unix/imgs/clone_fork.png" office:target-frame-name="_blank" xlink:show="new"><draw:frame draw:style-name="fr1" draw:name="Image2" text:anchor-type="as-char" svg:width="0.8138in" svg:height="0.4209in" draw:z-index="1"><draw:image xlink:href="https://github.com/gSchool/dsi-python-fundamentals/raw/master/week1/day1-git_unix/imgs/clone_fork.png" xlink:type="simple" xlink:show="embed" xlink:actuate="onLoad"/><svg:title>Clone Fork</svg:title></draw:frame></draw:a></text:p>
      <text:p text:style-name="Text_20_body">4.) In the terminal on your local, use the URL you just copied to clone your Fork of this program's repository. Make sure that you are in a directory where you are okay storing this repository.</text:p>
      <text:p text:style-name="Text_20_body">5.) Navigate into the repository, and create a file called <text:span text:style-name="Source_20_Text">test_git_file.txt</text:span>. This will require some of the Unix commands that we have previously discussed.</text:p>
      <text:p text:style-name="Text_20_body">6.) Add this file to the <text:span text:style-name="Source_20_Text">.git</text:span> index (we're now back to using Git commands).</text:p>
      <text:p text:style-name="Text_20_body">7.) Commit this file, and then push it to your forked copy of the repository on Github. Navigate to your forked version of the repository on Github, and check to make sure that the <text:span text:style-name="Source_20_Text">test_git_file.txt</text:span> is present there.</text:p>
      <text:p text:style-name="Text_20_body">8.) Back in your terminal on your local, remove <text:span text:style-name="Source_20_Text">test_git_file.txt</text:span> from the repository.</text:p>
      <text:p text:style-name="Text_20_body">9.) Add, commit, and push this change.</text:p>
      <text:p text:style-name="Text_20_body">10.) Navigate back to your forked version of the repository on Github, where you should see that the <text:span text:style-name="Source_20_Text">test_git_file.txt</text:span> is no longer there.</text:p>
      <text:h text:style-name="Heading_20_1" text:outline-level="1"><text:bookmark text:name="user-content-github-homework"/>GitHub Homework</text:h>
      <text:p text:style-name="Text_20_body">1.) Populate your GitHub profile. Add your name, a photo, your info, etc.</text:p>
      <text:p text:style-name="Text_20_body">2.) Create 3 GitHub repositories for your three "dream" projects.</text:p>
      <text:p text:style-name="Text_20_body">3.) Clone your three GitHub repos onto your local computer.</text:p>
      <text:p text:style-name="Text_20_body">4.) Write a short README.md file for each project. Each README.md file should be written in Markdown so that it renders beautifully on GitHub.com. If you are new to writing Markdown, do this <text:a xlink:type="simple" xlink:href="http://www.markdowntutorial.com/" text:style-name="Internet_20_link" text:visited-style-name="Visited_20_Internet_20_Link">Markdown Tutorial</text:a></text:p>
      <text:h text:style-name="P22" text:outline-level="1">Intro to Unix</text:h>
      <text:section text:style-name="Sect1" text:name="readme">
        <text:h text:style-name="P23" text:outline-level="2"><text:bookmark text:name="user-content-background1"/>Background</text:h>
        <text:p text:style-name="P13">Unix is a multitasking, multiuser computer operating system. Today, most computers are either built on top of a unix operating system or Microsoft Windows. There are a number of differences between them, but the major difference is that Unix is open-source, which means that anybody and everybody has access to the source code behind it (this isn't true for Windows).</text:p>
        <text:p text:style-name="P13">There are a number of different distributions/flavors of Unix. Two of the most popular are Mac OS and Linux. While different distributions of Unix will have programs that are unique to that distribution, a <text:soft-page-break/>very large percentage of the programs in each Unix distribution will be the same. Today we're going to be working with some of the programs that are common across all distributions.</text:p>
        <text:h text:style-name="P24" text:outline-level="3"><text:bookmark text:name="user-content-diving-in1"/>Diving in</text:h>
        <text:p text:style-name="P13">One thing to note before actually getting to Unix commands is that these <text:span text:style-name="Strong_20_Emphasis">commands</text:span> are the programs referred to in the background section. Technically speaking, each one of these commands is actually a small little program that somebody has built.</text:p>
        <text:h text:style-name="P25" text:outline-level="4"><text:bookmark text:name="user-content-navigation"/>Navigation</text:h>
        <text:p text:style-name="P13">In terms of navigation, the following three commands are going to be your bread and butter:</text:p>
        <text:list xml:id="list2271579794" text:style-name="L5">
          <text:list-item>
            <text:p text:style-name="P18"><text:span text:style-name="Source_20_Text">pwd</text:span> - Stands for <text:span text:style-name="Source_20_Text">print working directory</text:span>; this will write the full pathname of the current working directory to the terminal </text:p>
          </text:list-item>
          <text:list-item>
            <text:p text:style-name="P18"><text:span text:style-name="Source_20_Text">cd</text:span> - Stands for <text:span text:style-name="Source_20_Text">change directory</text:span>; this will allow you to navigate between different folders/directories in your directory structure </text:p>
          </text:list-item>
          <text:list-item>
            <text:p text:style-name="P7"><text:span text:style-name="Source_20_Text">ls</text:span> - Stands for <text:span text:style-name="Source_20_Text">list</text:span>; this will list the files in the current working directory </text:p>
          </text:list-item>
        </text:list>
        <text:p text:style-name="P13">Let's walk through these in a little more detail.</text:p>
        <text:p text:style-name="P13">1.) <text:span text:style-name="Source_20_Text">pwd</text:span> is fairly straightforward, but in talking about pathnames it's important to talk about the Unix filesystem tree and to make the distinction between absolute and relative pathnames. In a Unix-based operating system, files are organized in a tree-like pattern. The top directory in a filesystem is called the <text:span text:style-name="Emphasis">root directory</text:span>, which contains files as well as subdirectories, which contain more files and subdirectories, and so on. If we were to look at the file structure of the repository for this class, we might see something like this:</text:p>
        <text:p text:style-name="P13"><draw:a xlink:type="simple" xlink:href="https://github.com/gSchool/dsi-python-fundamentals/blob/master/week1/day1-git_unix/imgs/unix_tree.png" office:target-frame-name="_blank" xlink:show="new"><draw:frame draw:style-name="fr1" draw:name="Image3" text:anchor-type="as-char" svg:width="0.8138in" svg:height="0.4209in" draw:z-index="2"><draw:image xlink:href="https://github.com/gSchool/dsi-python-fundamentals/raw/master/week1/day1-git_unix/imgs/unix_tree.png" xlink:type="simple" xlink:show="embed" xlink:actuate="onLoad"/><svg:title>folder_filestructure</svg:title></draw:frame></draw:a></text:p>
        <text:p text:style-name="P13">Note that the terms directory and subdirectory are synonymous with the term folder. Also note that this picture above was taken when most of the folders were only populated with README.md files, which is why that's all you see in each one of the weekly folders.</text:p>
        <text:p text:style-name="P13">When discussing the pathname of a file or subdirectory, we need to note whether it is an absolute path or a relative path:</text:p>
        <text:list xml:id="list2549228681" text:style-name="L11">
          <text:list-item>
            <text:p text:style-name="P8">An <text:span text:style-name="Strong_20_Emphasis">absolute pathname</text:span> begins with the root directory and follows the filesystem tree branch by branch from the root directory. These will always begin with a forward slash <text:span text:style-name="Source_20_Text">/</text:span>.</text:p>
          </text:list-item>
          <text:list-item>
            <text:p text:style-name="P8">A <text:span text:style-name="Strong_20_Emphasis">relative pathname</text:span> begins with the current working directory and follows the filesystem tree branch by branch from the current working directory. These will not begin with a forward slash <text:span text:style-name="Source_20_Text">/</text:span>.</text:p>
          </text:list-item>
        </text:list>
        <text:p text:style-name="P13"><text:soft-page-break/>This distinction often doesn't come into play, but there are times where programs expect an absolute pathname, in which case you need to make sure to start from the root directory when passing the pathname to the program.</text:p>
        <text:p text:style-name="P13">2.) <text:span text:style-name="Source_20_Text">cd</text:span> allows you to change from one directory to another by simply placing the name of the directory you want to go to after the <text:span text:style-name="Source_20_Text">cd</text:span> command. <text:span text:style-name="Source_20_Text">cd</text:span> accepts a relative pathname or an absolute pathname, but if you pass it a relative pathname, then that pathname has to be accessible via the current working directory.</text:p>
        <text:p text:style-name="P13">Assuming that the repo for this class is located at the path <text:span text:style-name="Source_20_Text">/Users/sallamander/galvanize/DSI-evening-prep</text:span>, then I can change to it via the following:</text:p>
        <text:p text:style-name="P26">cd galvanize/DSI-evening-prep # To use the cd command in this way,</text:p>
        <text:p text:style-name="P26"><text:s text:c="30"/># /Users/sallamander must be my current</text:p>
        <text:p text:style-name="P26"><text:s text:c="30"/># directory.</text:p>
        <text:p text:style-name="P26">cd /Users/sallamander/galvanize/DSI-evening-prep # This will work from</text:p>
        <text:p text:style-name="P27"><text:s text:c="49"/># any current directory.</text:p>
        <text:p text:style-name="P13">Some special ways of using the <text:span text:style-name="Source_20_Text">cd</text:span> command involve the following:</text:p>
        <text:p text:style-name="P26">cd ~ # Change directories to your home directory.</text:p>
        <text:p text:style-name="P26">cd <text:s/># Another way to change directories to your home directory. </text:p>
        <text:p text:style-name="P27">cd .. # Change directory to the directory right above the current directory.</text:p>
        <text:p text:style-name="P13">3.) <text:span text:style-name="Source_20_Text">ls</text:span> allows you to list the files in the current directory or any directory placed after the <text:span text:style-name="Source_20_Text">ls</text:span> command. Similar to the <text:span text:style-name="Source_20_Text">cd</text:span> command, <text:span text:style-name="Source_20_Text">ls</text:span> accepts a relative pathname or an absolute pathname, but if you pass it a relative pathname, then that pathname has to be accessible via the current working directory.</text:p>
        <text:p text:style-name="P13">Assuming that I am in the <text:span text:style-name="Source_20_Text">galvanize/DSI-evening-prep</text:span> folder, I can issue the following commands:</text:p>
        <text:p text:style-name="P26">ls # List all of the files and directories in galvanize/DSI-evening-prep</text:p>
        <text:p text:style-name="P26">ls Introduction # List all of the files and directories in</text:p>
        <text:p text:style-name="P26"><text:s text:c="16"/># galvanize/DSI-evening-prep/Introduction</text:p>
        <text:p text:style-name="P26">ls /Users/sallamander/galvanize/DSI-evening-prep/Introduction # Same thing as</text:p>
        <text:p text:style-name="P26"><text:s text:c="62"/># ls Introduction</text:p>
        <text:p text:style-name="P27"><text:s text:c="62"/># above</text:p>
        <text:h text:style-name="P25" text:outline-level="4"><text:bookmark text:name="user-content-creating-and-removing-files"/>Creating and Removing files</text:h>
        <text:p text:style-name="P13">In terms of creating and removing files, the following commands are used:</text:p>
        <text:list xml:id="list3025185238" text:style-name="L12">
          <text:list-item>
            <text:p text:style-name="P19"><text:span text:style-name="Source_20_Text">touch</text:span> - create a file/change the timestamp on an already existent file </text:p>
          </text:list-item>
          <text:list-item>
            <text:p text:style-name="P9"><text:span text:style-name="Source_20_Text">rm</text:span> - remove/delete a file </text:p>
          </text:list-item>
        </text:list>
        <text:p text:style-name="P13">1.) In its default usage, <text:span text:style-name="Source_20_Text">touch</text:span> is a command that will open and close a file while leaving its contents unchanged. The end result is that it changes the access timestamp associated with the file. However, if we use <text:span text:style-name="Source_20_Text">touch</text:span> with a non-existent file(s), then the end result will be that the file(s) is created.</text:p>
        <text:p text:style-name="P26">touch already_existent.txt # Assuming already_existent.txt is an existing</text:p>
        <text:p text:style-name="P26"><text:soft-page-break/><text:s text:c="27"/># file, then this changes the timestamp on it.</text:p>
        <text:p text:style-name="P26">touch new_file1.txt # Assuming new_file1.txt doesn't exist, this creates a</text:p>
        <text:p text:style-name="P26"><text:s text:c="20"/># file named new_file1.txt in the current directory.</text:p>
        <text:p text:style-name="P26">touch new_file2.txt new_file3.txt # Assuming that both new_file2.txt and</text:p>
        <text:p text:style-name="P26"><text:s text:c="34"/># new_file3.txt don't exist, this creates</text:p>
        <text:p text:style-name="P27"><text:s text:c="34"/># them in the current working directory.</text:p>
        <text:p text:style-name="P13">2.) <text:span text:style-name="Source_20_Text">rm</text:span> is a command that allows us to delete files by simply placing the name of the file(s) to delete after the <text:span text:style-name="Source_20_Text">rm</text:span> command.</text:p>
        <text:p text:style-name="P26">rm file1.txt # Delete file1.txt</text:p>
        <text:p text:style-name="P27">rm file2.txt file3.txt # Delete both file2.txt and file3.txt</text:p>
        <text:p text:style-name="P13"><text:span text:style-name="Strong_20_Emphasis">Note</text:span>: The results of the <text:span text:style-name="Source_20_Text">rm</text:span> command are permanent, so <text:span text:style-name="Strong_20_Emphasis">be careful</text:span> when using it.</text:p>
        <text:h text:style-name="P25" text:outline-level="4"><text:bookmark text:name="user-content-creating-and-removing-directories"/>Creating and Removing Directories</text:h>
        <text:p text:style-name="P13">In terms of creating and removing directories, the following commands are used:</text:p>
        <text:list xml:id="list1559994270" text:style-name="L13">
          <text:list-item>
            <text:p text:style-name="P20"><text:span text:style-name="Source_20_Text">mkdir</text:span> - create a directory </text:p>
          </text:list-item>
          <text:list-item>
            <text:p text:style-name="P10"><text:span text:style-name="Source_20_Text">rmdir</text:span> - remove a Directory </text:p>
          </text:list-item>
        </text:list>
        <text:p text:style-name="P13">1.) <text:span text:style-name="Source_20_Text">mkdir</text:span> allows us to create a new directory(s) simply by placing the name of our newly created directory(s) right after the <text:span text:style-name="Source_20_Text">mkdir</text:span> command:</text:p>
        <text:p text:style-name="P26">mkdir new_dir1 # Create new directory called new_dir1 in the current directory</text:p>
        <text:p text:style-name="P26">mkdir new_dir2 new_dir3 # Create new directories called new_dir2 and new_dir3</text:p>
        <text:p text:style-name="P27"><text:s text:c="24"/># in the current directory.</text:p>
        <text:p text:style-name="P13">2.) <text:span text:style-name="Source_20_Text">rmdir</text:span> allows us to delete an <text:span text:style-name="Strong_20_Emphasis">empty</text:span> directory by placing the name of the directory to delete right after the <text:span text:style-name="Source_20_Text">rmdir</text:span> command:</text:p>
        <text:p text:style-name="P27">rmdir empty_dir # Delete the empty directory called empty_dir</text:p>
        <text:p text:style-name="P13">If the directory we want to delete is not empty, and <text:span text:style-name="Strong_20_Emphasis">we are sure</text:span> that we want to delete it, then we can add a <text:span text:style-name="Strong_20_Emphasis">recursive</text:span> option to the <text:span text:style-name="Source_20_Text">rm</text:span> command from above:</text:p>
        <text:p text:style-name="P26">rm -r nonempty_dir # Recursively deletes all files in the nonempty_dir,</text:p>
        <text:p text:style-name="P27"><text:s text:c="19"/># and then deletes the nonempty_dir itself.</text:p>
        <text:h text:style-name="P25" text:outline-level="4"><text:bookmark text:name="user-content-moving-files-and-directories"/>Moving files and Directories</text:h>
        <text:p text:style-name="P13">The two commands that we use to move files and directories around are:</text:p>
        <text:list xml:id="list110012330" text:style-name="L14">
          <text:list-item>
            <text:p text:style-name="P21"><text:span text:style-name="Source_20_Text">cp</text:span> - copy files and directories </text:p>
          </text:list-item>
          <text:list-item>
            <text:p text:style-name="P11"><text:span text:style-name="Source_20_Text">mv</text:span> - move and rename files and directories </text:p>
          </text:list-item>
        </text:list>
        <text:p text:style-name="P13">1.) <text:span text:style-name="Source_20_Text">cp</text:span> allows us to copy a file or directory from one location to another. It takes two arguments - the name of the file or directory to copy, and the name of the file or directory to copy it to (i.e. from location and to location). If we are copying a directory, we have to add the <text:span text:style-name="Source_20_Text">-r</text:span> recursive option to the <text:span text:style-name="Source_20_Text">cp</text:span> command.</text:p>
        <text:p text:style-name="P26"><text:soft-page-break/>cp file1.txt file2.txt # Copy file1.txt to a new file called file2.txt</text:p>
        <text:p text:style-name="P26">cp file1.txt directory1 # Copy file1.txt to directory1, keeping it named</text:p>
        <text:p text:style-name="P26"><text:s text:c="24"/># as file1.txt within directory1.</text:p>
        <text:p text:style-name="P26">cp file1.txt directory1/file11.txt # Copy file1.txt to directory1, but</text:p>
        <text:p text:style-name="P26"><text:s text:c="35"/># name the copy file11.txt.</text:p>
        <text:p text:style-name="P27">cp -r dir1 dir2 # Copy dir1 and all its concents into dir2. <text:s/></text:p>
        <text:p text:style-name="P13">2.) <text:span text:style-name="Source_20_Text">mv</text:span> allows us to move and rename a file or directory (getting rid of the original). Similar to the <text:span text:style-name="Source_20_Text">cp</text:span> command, it takes two arguments - the name of the file or directory to move or rename, and the name of the file or directory to move it or rename it to.</text:p>
        <text:p text:style-name="P26">mv file1.txt file2.txt # Move the contents of file1.txt to file2.txt. This</text:p>
        <text:p text:style-name="P26"><text:s text:c="23"/># effectively just renames file1.txt to file2.txt.</text:p>
        <text:p text:style-name="P26">mv dir1 dir2 # Renames dir1 to dir2 if dir2 doesn't exit, and otherwise</text:p>
        <text:p text:style-name="P27"><text:s text:c="13"/># moves dir1 into dir2.</text:p>
        <text:p text:style-name="P13"><text:span text:style-name="Strong_20_Emphasis">Note</text:span>: <text:span text:style-name="Source_20_Text">mv</text:span> will overwrite files if they already exist. If <text:span text:style-name="Source_20_Text">file2.txt</text:span> had already existed in the above, then it would have been overwritten with the contents of <text:span text:style-name="Source_20_Text">file1.txt</text:span>.</text:p>
        <text:h text:style-name="P24" text:outline-level="3"><text:bookmark text:name="user-content-keyboard-shortcuts"/>Keyboard Shortcuts</text:h>
        <text:p text:style-name="P13">Becoming efficient at navigating around your terminal can save you loads of time. Below, we'll walk through some commands that can help increase your efficiency right from the command line.</text:p>
        <text:h text:style-name="P25" text:outline-level="4"><text:bookmark text:name="user-content-using-the-updownrightleft-arrows-and-tab"/>Using The Up/Down/Right/Left Arrows and Tab</text:h>
        <text:list xml:id="list3769100199" text:style-name="L15">
          <text:list-item>
            <text:p text:style-name="P12">To revisit commands from your history, you can typically press the up arrow, where pressing it multiple times allows you to cycle through all your previous commands. You can also use your down arrow to cycle through commands, too.</text:p>
          </text:list-item>
          <text:list-item>
            <text:p text:style-name="P12">To navigate single characters in a line, you can typically use your left and right arrows. Holding down your META key (typically <text:span text:style-name="Source_20_Text">alt</text:span> on mac; try <text:span text:style-name="Source_20_Text">alt</text:span> or <text:span text:style-name="Source_20_Text">ctrl</text:span> on Windows) will allow you to navigate through whole words at a time.</text:p>
          </text:list-item>
          <text:list-item>
            <text:p text:style-name="P12">Tab completion is a thing in most unix shells. What this means is that you can type the beginning couple of letters of a file or directory and hit tab to complete it (so long as the file/directory name is unique, otherwise it will complete up to the point that it can).</text:p>
          </text:list-item>
        </text:list>
        <text:h text:style-name="P25" text:outline-level="4"><text:bookmark text:name="user-content-control-key-commands"/>Control-key Commands</text:h>
        <text:p text:style-name="P13">Note here that <text:span text:style-name="Source_20_Text">^h</text:span> is the same as <text:span text:style-name="Source_20_Text">ctrl-h</text:span> on a mac, and the equivalent on a Windows system (try <text:span text:style-name="Source_20_Text">ctrl</text:span> or <text:span text:style-name="Source_20_Text">alt</text:span>).</text:p>
        <text:p text:style-name="P26">^u # Erases input from current location to beginning of line.</text:p>
        <text:p text:style-name="P26">^k # Erases input from the current location to the end of the line.</text:p>
        <text:p text:style-name="P26">^a # Jump to beginning of line.</text:p>
        <text:p text:style-name="P26">^e # Jump to end of line. <text:s/></text:p>
        <text:p text:style-name="P26">^z # Suspend a program that may be running and gives you another shell prompt.</text:p>
        <text:p text:style-name="P26">^c # Kill a program that may be running.</text:p>
        <text:p text:style-name="P27">^l # Clear the entire screen (works like typing 'clear' ).</text:p>
      </text:section>
      <text:p text:style-name="P2"><text:soft-page-break/></text:p>
      <text:h text:style-name="P22" text:outline-level="1">Basic Practicing with Unix</text:h>
      <text:p text:style-name="P13">This assignment will give you some practice navigating around the terminal and using some of the commands we have talked about. Because we will be working with the terminal throughout the entirety of this program and you will be building up familiarity with it throughout the program, this assignment will be fairly brief.</text:p>
      <text:p text:style-name="P13">1.) Open up your terminal and navigate to your home directory.</text:p>
      <text:p text:style-name="P13">2.) In your home directory, create a new directory called <text:span text:style-name="Source_20_Text">test_directory</text:span>.</text:p>
      <text:p text:style-name="P13">3.) Navigate into <text:span text:style-name="Source_20_Text">test_directory</text:span>, and print the working directory to the screen. Is the pathname printed to the screen an absolute path or relative path?</text:p>
      <text:p text:style-name="P13">4.) Create two files, calling them <text:span text:style-name="Source_20_Text">test_file1.txt</text:span> and <text:span text:style-name="Source_20_Text">test_file2.txt</text:span>.</text:p>
      <text:p text:style-name="P13">5.) Use <text:span text:style-name="Source_20_Text">ls</text:span> to make sure that the files are in fact in the directory.</text:p>
      <text:p text:style-name="P13">6.) Copy <text:span text:style-name="Source_20_Text">test_file1.txt</text:span> to a new file, calling it <text:span text:style-name="Source_20_Text">test_file3.txt</text:span>. How many files are there in your directory now?</text:p>
      <text:p text:style-name="P13">7.) Rename <text:span text:style-name="Source_20_Text">test_file3.txt</text:span> to <text:span text:style-name="Source_20_Text">test_file4.txt</text:span>. How many files are there in your directory now?</text:p>
      <text:p text:style-name="P13">8.) Within <text:span text:style-name="Source_20_Text">test_directory</text:span>, create a new directory called <text:span text:style-name="Source_20_Text">inner_directory</text:span>.</text:p>
      <text:p text:style-name="P13">9.) In one command, move all of the files from <text:span text:style-name="Source_20_Text">test_directory</text:span> into the <text:span text:style-name="Source_20_Text">inner_directory</text:span>.</text:p>
      <text:p text:style-name="P13">10.) In one command, delete <text:span text:style-name="Source_20_Text">inner_directory</text:span> and all its contents.</text:p>
      <text:p text:style-name="P13">11.) Navigate back to your root directory, and delete <text:span text:style-name="Source_20_Text">test_directory</text:span> using <text:span text:style-name="Source_20_Text">rmdir</text:span>. Why does <text:span text:style-name="Source_20_Text">rmdir</text:span> work here (<text:span text:style-name="Strong_20_Emphasis">Hint</text:span>: think about what's left in <text:span text:style-name="Source_20_Text">test_directory</text:span>)?</text:p>
      <text:h text:style-name="P22" text:outline-level="1"><text:bookmark text:name="user-content-intermediate-practicing-with-unix"/>Intermediate Practicing with Unix</text:h>
      <text:p text:style-name="P13">0.) You will be using some new commands in the steps below. Read the manual for these new commands: <text:span text:style-name="Source_20_Text">less</text:span>, <text:span text:style-name="Source_20_Text">grep</text:span>, and <text:span text:style-name="Source_20_Text">sort</text:span>. You can access the manual using the <text:span text:style-name="Source_20_Text">man</text:span> command. E.g. run <text:span text:style-name="Source_20_Text">man less</text:span> to read the manual for the <text:span text:style-name="Source_20_Text">less</text:span> command. (Tip: To exit <text:span text:style-name="Source_20_Text">man</text:span>, press 'q' on your keyboard.)</text:p>
      <text:p text:style-name="P13">1.) Use <text:span text:style-name="Source_20_Text">cd</text:span> to navigate into the <text:span text:style-name="Source_20_Text">data/</text:span> directory. You should see two files: <text:span text:style-name="Source_20_Text">2015_sp100.csv</text:span> and <text:span text:style-name="Source_20_Text">plot_stock_prices.py</text:span>.</text:p>
      <text:p text:style-name="P13">2.) Use <text:span text:style-name="Source_20_Text">less</text:span> to peek at the file (<text:span text:style-name="Source_20_Text">2015_sp100.csv</text:span>). It contains daily stock prices for stocks in the <text:a xlink:type="simple" xlink:href="https://en.wikipedia.org/wiki/S%26P_100" text:style-name="Internet_20_link" text:visited-style-name="Visited_20_Internet_20_Link">S&amp;P 100 Index</text:a> for the year 2015. Notice the lines of the file are in random order.</text:p>
      <text:p text:style-name="P13"><text:soft-page-break/>3.) Use <text:span text:style-name="Source_20_Text">grep</text:span> to print all the lines having prices for Google (symbol: GOOG). Use <text:span text:style-name="Emphasis">bash file redirection</text:span> to store these GOOG lines into a file named <text:span text:style-name="Source_20_Text">2015_goog.csv</text:span>.</text:p>
      <text:p text:style-name="P13">4.) Use <text:span text:style-name="Source_20_Text">sort</text:span> to sort the lines in <text:span text:style-name="Source_20_Text">2015_goog.csv</text:span>. Use <text:span text:style-name="Emphasis">bash file redirection</text:span> to store the sorted lines into a new file named <text:span text:style-name="Source_20_Text">2015_goog_sorted.csv</text:span>.</text:p>
      <text:p text:style-name="P13">5.) The Python script <text:span text:style-name="Source_20_Text">plot_stock_prices.py</text:span> knows how to plot stock price data files. Run that script, and use <text:span text:style-name="Emphasis">bash file redirection</text:span> to input the file <text:span text:style-name="Source_20_Text">2015_goog_sorted.csv</text:span> into the script's <text:span text:style-name="Emphasis">stdin</text:span>.</text:p>
      <text:p text:style-name="P13">6.) Combine steps 3, 4, and 5 above into one command using <text:span text:style-name="Emphasis">bash pipes</text:span>.</text:p>
      <text:p text:style-name="P2"/>
      <text:h text:style-name="P23" text:outline-level="2">Introduction </text:h>
      <text:p text:style-name="P13"><text:span text:style-name="Strong_20_Emphasis">To open this notebook so you can run this code, navigate to this file's directory at the comandline and then type </text:span><text:span text:style-name="Source_20_Text">jupyter notebook</text:span></text:p>
      <text:p text:style-name="P13">This notebook here is meant to get you oriented with one of the tools that we will be using for our pre-class material. The notes and exercises will be built into IPython notebooks (like this one). Before coming to each class, you should work through the materials in the pre-class folder and play around/follow along with the code in those notebooks. You should run the code provided, and additionally modify it to learn what happens when you change certain/different pieces.</text:p>
      <text:p text:style-name="P13">Effectively learning to program means having your hands-on the keyboard often. It means playing with code, breaking code, reading errors, and reading google. It means banging your head against the keyboard, but getting to revel in that time spent banging your head when you're program finally works. To that end, this notebook here will hopefully give you a taste of that.</text:p>
      <text:p text:style-name="P13">You might not know exactly what all the lines of code in this notebook do. But, don't worry, because you will know all about these ideas in a week. For now, it's going to be good to get used to your environment and reading and writing some simple Python code. Besides, there's a good chance you'll know what's going on in most of these exercises.</text:p>
      <text:p text:style-name="P13">You'll start off by type some working code, and playing around with it. Then, we'll walk you through an example of working with some broken code (don't worry, it won't be too bad). Finally, you'll finish up by learning how to move the working code into a <text:span text:style-name="Source_20_Text">script</text:span>, and you'll run you're very first Python program!</text:p>
      <text:p text:style-name="P13">For all of the exercises below, we've included the exact number of cells for you to complete the assignment in. However, if you want more to experiment with, at any time you can click the <text:span text:style-name="Strong_20_Emphasis">+</text:span> button in the upper-left hand corner of the notebook, and a new cell will be created below the one that is currently selected. If you would like to delete a cell you've created for experimentation, simply select the cell and click the <text:span text:style-name="Strong_20_Emphasis">edit</text:span> tab at the top of the notebook. Then, select "Delete Cells".</text:p>
      <text:h text:style-name="P24" text:outline-level="3"><text:soft-page-break/>Part 1 - Working with <text:span text:style-name="Source_20_Text">Working</text:span> Code </text:h>
      <text:p text:style-name="P13">For the first part, type in the following code. <text:span text:style-name="Strong_20_Emphasis">Type</text:span> it one line at a time into a cell, and then run that cell (click the button at the top to do this, or try <text:span text:style-name="Source_20_Text">Shift + Enter</text:span>). Don't copy and paste it, but instead type it - fingers on the keyboard style. Building up your programming chops will come through muscle memory, and tonight will get you started with that. You will be writing your own programs soon enough!</text:p>
      <text:p text:style-name="P13"><text:span text:style-name="Strong_20_Emphasis">Type</text:span> this code out and run it one line at at time:</text:p>
      <text:p text:style-name="P26"><text:span text:style-name="Source_20_Text">my_first_var = 'Wohoo!'</text:span></text:p>
      <text:p text:style-name="P26"><text:span text:style-name="Source_20_Text">print(my_first_var)</text:span></text:p>
      <text:p text:style-name="P26"/>
      <text:p text:style-name="P26"><text:span text:style-name="Source_20_Text">my_second_var = "I'm typing code."</text:span></text:p>
      <text:p text:style-name="P26"><text:span text:style-name="Source_20_Text">print(my_second_var)</text:span></text:p>
      <text:p text:style-name="P26"/>
      <text:p text:style-name="P26"><text:span text:style-name="Source_20_Text">my_third_var = "Even though this doesn't feel like code, I've been told it is code."</text:span></text:p>
      <text:p text:style-name="P26"><text:span text:style-name="Source_20_Text">print(my_third_var) </text:span></text:p>
      <text:p text:style-name="P26"/>
      <text:p text:style-name="P26"><text:span text:style-name="Source_20_Text">my_combined_var = my_first_var + ' ' + my_second_var + ' ' + my_third_var </text:span></text:p>
      <text:p text:style-name="P27"><text:span text:style-name="Source_20_Text">print(my_combined_var)</text:span></text:p>
      <text:p text:style-name="P13">We've included a cell below for each one of the lines above.</text:p>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text:soft-page-break/></text:p>
      <text:p text:style-name="P13">Above, we just worked with text. Let's try working with some numbers now.</text:p>
      <text:p text:style-name="P13"><text:span text:style-name="Strong_20_Emphasis">Type</text:span> this code out line by line:</text:p>
      <text:p text:style-name="P26"><text:span text:style-name="Source_20_Text">my_first_num = 3</text:span></text:p>
      <text:p text:style-name="P26"><text:span text:style-name="Source_20_Text">print(my_first_num)</text:span></text:p>
      <text:p text:style-name="P26"/>
      <text:p text:style-name="P26"><text:span text:style-name="Source_20_Text">my_second_num = 13</text:span></text:p>
      <text:p text:style-name="P26"><text:span text:style-name="Source_20_Text">print(my_second_num)</text:span></text:p>
      <text:p text:style-name="P26"/>
      <text:p text:style-name="P26"><text:span text:style-name="Source_20_Text">quotient = my_second_num // my_first_num</text:span></text:p>
      <text:p text:style-name="P26"><text:span text:style-name="Source_20_Text">remainder = my_second_num % my_first_num</text:span></text:p>
      <text:p text:style-name="P26"/>
      <text:p text:style-name="P27"><text:span text:style-name="Source_20_Text">print(quotient, remainder)</text:span></text:p>
      <text:p text:style-name="P13">We've included a cell below for each one of the lines above.</text:p>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h text:style-name="P24" text:outline-level="3">Part 2 - Working with Error Messages </text:h>
      <text:p text:style-name="P13">Now, let's work with some code <text:span text:style-name="Strong_20_Emphasis">that will break</text:span> (sorry). This can and will happen <text:span text:style-name="Strong_20_Emphasis">all the time</text:span> when writing code. Half the battle of being a good programmer is learning how to read through error messages and fix your code. Google will be your best friend through this. If you ask any software engineer or programmer you may know, she/he will be likely to tell you the same.</text:p>
      <text:p text:style-name="P13"><text:soft-page-break/><text:span text:style-name="Strong_20_Emphasis">Type</text:span> out the code below, again line by line. When you encounter the error, we'll walk you through it.</text:p>
      <text:p text:style-name="P26"><text:span text:style-name="Source_20_Text">my_str_var = 'Hello. My favorite number is '</text:span></text:p>
      <text:p text:style-name="P26"><text:span text:style-name="Source_20_Text">print(my_str_var)</text:span></text:p>
      <text:p text:style-name="P26"/>
      <text:p text:style-name="P26"><text:span text:style-name="Source_20_Text">my_fav_num = 3</text:span></text:p>
      <text:p text:style-name="P26"><text:span text:style-name="Source_20_Text">print(my_fav_num)</text:span></text:p>
      <text:p text:style-name="P26"/>
      <text:p text:style-name="P26"><text:span text:style-name="Source_20_Text">full_str = my_str_var + my_fav_num </text:span></text:p>
      <text:p text:style-name="P27"><text:span text:style-name="Source_20_Text">print(full_str)</text:span></text:p>
      <text:p text:style-name="P13">There is a cell below for each one of the lines above.</text:p>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In [ ]:</text:p>
      <text:p text:style-name="P27"/>
      <text:p text:style-name="P13">By now, you'll have encountered the following error:</text:p>
      <text:p text:style-name="P27"><text:span text:style-name="Source_20_Text">TypeError: cannot concatenate 'str' and 'int' objects</text:span></text:p>
      <text:p text:style-name="P13">We've said Google will be your best friend. Let's put that to the test. Take that error (the entire thing) and paste it into Google. The first link should be <text:a xlink:type="simple" xlink:href="http://stackoverflow.com/questions/11844072/python-typeerror-cannot-concatenate-str-and-int-objects" text:style-name="Internet_20_link" text:visited-style-name="Visited_20_Internet_20_Link">this page</text:a>, a stackoverflow post explaining what this error means and how to fix it. Reading through the first five posts there, we see that we can fix it if we simply throw a <text:span text:style-name="Source_20_Text">str</text:span> around the variable <text:span text:style-name="Source_20_Text">my_fav_num</text:span> above. This means the line</text:p>
      <text:p text:style-name="P13"><text:span text:style-name="Source_20_Text">full_str = my_str_var + my_fav_num</text:span></text:p>
      <text:p text:style-name="P13">will become:</text:p>
      <text:p text:style-name="P13"><text:span text:style-name="Source_20_Text">full_str = my_str_var + str(my_fav_num)</text:span>.</text:p>
      <text:p text:style-name="P13">Make this change above, and then re-run all your code.</text:p>
      <text:p text:style-name="P13"><text:soft-page-break/>In [ ]:</text:p>
      <text:p text:style-name="P27"/>
      <text:p text:style-name="P13">Notice, too, that you could put that line in the cell below and it would still work. This is because the notebook's state is the same no matter what cell you're in. This is true throughout the life of a notebook session. So you could actually insert a cell at the top of the notebook and run the same line! <text:span text:style-name="Strong_20_Emphasis">However</text:span>, this is a very dangerous thing to do! If you inserted that line in a cell at the top of the notebook, and then came back to it later after it was shutdown, it would not run. This is because the variables <text:span text:style-name="Source_20_Text">my_str_var</text:span> and <text:span text:style-name="Source_20_Text">my_fav_num</text:span> wouldn't have been defined yet. You can try this if you want. Insert the that line at the top of the notebook, then click the <text:span text:style-name="Strong_20_Emphasis">Kernel</text:span> tab at the top of the notebook and select "Restart". This put's the notebook in a state as though you just opened it. Try running that top line now. It won't work. But, if you run the cells that define <text:span text:style-name="Source_20_Text">my_str_var</text:span> and <text:span text:style-name="Source_20_Text">my_fav_num</text:span> it will!</text:p>
      <text:h text:style-name="P24" text:outline-level="3">Part 3 - Moving to a Script </text:h>
      <text:p text:style-name="P13">Now that you have some functioning code here in a notebook, it's time for you to turn it into a Python script!</text:p>
      <text:p text:style-name="P13"><text:span text:style-name="Strong_20_Emphasis">Aside</text:span>: Python is known as a scripting language, which means that you technically write scripts, not programs. This distinction is normally not important, and as a result you will frequently hear people say they wrote a Python program (and that's accepted language).</text:p>
      <text:p text:style-name="P13">Python scripts live in <text:span text:style-name="Source_20_Text">.py</text:span> files. So, what you're going to need to do is re-write all of the code from the exercise above in a file. This will be done in your text editor (Atom if you followed the advice from the introduction).</text:p>
      <text:p text:style-name="P13">Start a new file and name it <text:span text:style-name="Source_20_Text">my_first_program.py</text:span>. Inside of the file, re-<text:span text:style-name="Strong_20_Emphasis">type</text:span> all of the lines of code from the working version of the example from above. Once you're done, save it in today's folder.</text:p>
      <text:p text:style-name="P13">Now you have a python script you can run! This can be done in one of two ways. The first is by navigating to the directory that contains <text:span text:style-name="Source_20_Text">my_first_program.py</text:span> and then typing <text:span text:style-name="Source_20_Text">python my_first_program.py</text:span> at the command line. You should see the statements that were printed above appear in the console.</text:p>
      <text:p text:style-name="P13">The other way to run a python script is from IPython. To do this from the directory that contains <text:span text:style-name="Source_20_Text">my_first_program.py</text:span>, type <text:span text:style-name="Source_20_Text">ipython</text:span>. This will start the IPython console, which allows you to interact with Python code in much the same way as we have done in this notebook. Now, to run your script. Simply type <text:span text:style-name="Source_20_Text">run my_first_program.py</text:span> into IPython and watch the same output appear on the screen!</text:p>
      <text:p text:style-name="P13">In [ ]:</text:p>
      <text:p text:style-name="P2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5:27:45.831957507</meta:creation-date>
    <dc:date>2017-09-20T16:52:42.802661824</dc:date>
    <meta:editing-duration>PT44M21S</meta:editing-duration>
    <meta:editing-cycles>3</meta:editing-cycles>
    <meta:generator>LibreOffice/5.3.1.2$Linux_X86_64 LibreOffice_project/30m0$Build-2</meta:generator>
    <meta:document-statistic meta:table-count="0" meta:image-count="3" meta:object-count="0" meta:page-count="15" meta:paragraph-count="291" meta:word-count="5401" meta:character-count="31057" meta:non-whitespace-character-count="25189"/>
  </office:meta>
</office:document-meta>
</file>